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List_20_Paragraph">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style:font-name-asian="Trebuchet MS" style:font-size-asian="11pt" style:font-name-complex="Trebuchet MS" style:font-size-complex="11pt"/>
    </style:style>
    <style:style style:name="P4"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style:font-name-asian="Trebuchet MS" style:font-size-asian="11pt" style:font-name-complex="Trebuchet MS" style:font-size-complex="11pt"/>
    </style:style>
    <style:style style:name="P5"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officeooo:paragraph-rsid="001d2f94" style:font-name-asian="Trebuchet MS" style:font-size-asian="11pt" style:font-name-complex="Trebuchet MS" style:font-size-complex="11pt"/>
    </style:style>
    <style:style style:name="P6"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officeooo:paragraph-rsid="001e2ab4" style:font-name-asian="Trebuchet MS" style:font-size-asian="11pt" style:font-name-complex="Trebuchet MS" style:font-size-complex="11pt"/>
    </style:style>
    <style:style style:name="P7"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officeooo:paragraph-rsid="002fa68f" style:font-name-asian="Trebuchet MS" style:font-size-asian="11pt" style:font-name-complex="Trebuchet MS" style:font-size-complex="11pt"/>
    </style:style>
    <style:style style:name="P8" style:family="paragraph" style:parent-style-name="Standard">
      <style:paragraph-properties fo:margin-left="0cm" fo:margin-right="0cm" fo:margin-top="0cm" fo:margin-bottom="0cm" style:contextual-spacing="false" fo:line-height="100%" fo:text-indent="0cm" style:auto-text-indent="false" fo:padding="0cm" fo:border="none"/>
      <style:text-properties fo:color="#000000" loext:opacity="100%" style:font-name="Times New Roman1" fo:font-size="11pt" officeooo:rsid="001d2f94" officeooo:paragraph-rsid="001d2f94" style:font-name-asian="Trebuchet MS" style:font-size-asian="11pt" style:font-name-complex="Trebuchet MS" style:font-size-complex="11pt"/>
    </style:style>
    <style:style style:name="P9"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fo:font-weight="bold" style:font-name-asian="Trebuchet MS" style:font-size-asian="11pt" style:font-name-complex="Trebuchet MS" style:font-size-complex="11pt"/>
    </style:style>
    <style:style style:name="P10"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style:text-underline-style="solid" style:text-underline-width="auto" style:text-underline-color="font-color" fo:font-weight="normal" style:font-name-asian="Trebuchet MS" style:font-size-asian="11pt" style:font-name-complex="Trebuchet MS" style:font-size-complex="11pt"/>
    </style:style>
    <style:style style:name="P11"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style:text-underline-style="solid" style:text-underline-width="auto" style:text-underline-color="font-color" officeooo:rsid="001d2f94" officeooo:paragraph-rsid="001d2f94" style:font-name-asian="Trebuchet MS" style:font-size-asian="11pt" style:font-name-complex="Trebuchet MS" style:font-size-complex="11pt"/>
    </style:style>
    <style:style style:name="P12" style:family="paragraph" style:parent-style-name="List_20_Paragraph">
      <style:paragraph-properties fo:margin-left="0cm" fo:margin-right="0cm" fo:margin-top="0.42cm" fo:margin-bottom="0.25cm" style:contextual-spacing="false" fo:line-height="100%" fo:text-indent="0cm" style:auto-text-indent="false" fo:padding="0cm" fo:border="none"/>
      <style:text-properties style:font-name="Times New Roman1" fo:font-size="11pt" style:font-size-asian="11pt" style:font-size-complex="11pt"/>
    </style:style>
    <style:style style:name="P13" style:family="paragraph" style:parent-style-name="Standard">
      <style:paragraph-properties fo:margin-left="0cm" fo:margin-right="0cm" fo:margin-top="0.423cm" fo:margin-bottom="0.349cm" style:contextual-spacing="false" fo:line-height="100%" fo:text-indent="0cm" style:auto-text-indent="false" fo:padding="0cm" fo:border="none"/>
      <style:text-properties style:font-name="Times New Roman1" fo:font-size="11pt" style:font-size-asian="11pt" style:font-size-complex="11pt"/>
    </style:style>
    <style:style style:name="P14" style:family="paragraph" style:parent-style-name="Standard">
      <style:paragraph-properties fo:line-height="100%"/>
      <style:text-properties style:font-name="Times New Roman1" fo:font-size="11pt" style:font-size-asian="11pt" style:font-size-complex="11pt"/>
    </style:style>
    <style:style style:name="P15" style:family="paragraph" style:parent-style-name="Standard" style:master-page-name="MasterPage2">
      <style:paragraph-properties fo:margin-left="0cm" fo:margin-right="0cm" fo:margin-top="0.42cm" fo:margin-bottom="0.25cm" style:contextual-spacing="false" fo:line-height="100%" fo:text-indent="0cm" style:auto-text-indent="false" style:page-number="auto" fo:padding="0cm" fo:border="none"/>
      <style:text-properties fo:color="#000000" loext:opacity="100%" style:font-name="Times New Roman1" fo:font-size="11pt" style:font-name-asian="Trebuchet MS" style:font-size-asian="11pt" style:font-name-complex="Trebuchet MS" style:font-size-complex="11pt"/>
    </style:style>
    <style:style style:name="P16" style:family="paragraph" style:parent-style-name="Standard" style:list-style-name="L1">
      <style:paragraph-properties fo:margin-top="0.118cm" fo:margin-bottom="0cm" style:contextual-spacing="false" fo:line-height="100%" fo:padding="0cm" fo:border="none"/>
      <style:text-properties fo:color="#000000" loext:opacity="100%" style:font-name="Times New Roman1" fo:font-size="11pt" officeooo:rsid="001ef9b9" officeooo:paragraph-rsid="001ef9b9" style:font-name-asian="Trebuchet MS" style:font-size-asian="11pt" style:font-name-complex="Trebuchet MS" style:font-size-complex="11pt"/>
    </style:style>
    <style:style style:name="P17" style:family="paragraph" style:parent-style-name="Standard" style:list-style-name="L1">
      <style:paragraph-properties fo:margin-top="0.118cm" fo:margin-bottom="0cm" style:contextual-spacing="false" fo:line-height="100%" fo:padding="0cm" fo:border="none"/>
      <style:text-properties officeooo:paragraph-rsid="001d2f94"/>
    </style:style>
    <style:style style:name="P18" style:family="paragraph" style:parent-style-name="Standard" style:list-style-name="L1">
      <style:paragraph-properties fo:margin-top="0.118cm" fo:margin-bottom="0cm" style:contextual-spacing="false" fo:line-height="100%" fo:padding="0cm" fo:border="none"/>
      <style:text-properties officeooo:rsid="001d2f94" officeooo:paragraph-rsid="001d2f94"/>
    </style:style>
    <style:style style:name="T19" style:family="text">
      <style:text-properties fo:color="#000000" loext:opacity="100%" style:text-position="33% 58%" style:font-name-asian="Trebuchet MS" style:font-name-complex="Trebuchet MS"/>
    </style:style>
    <style:style style:name="T20" style:family="text">
      <style:text-properties fo:color="#000000" loext:opacity="100%" style:font-name-asian="Trebuchet MS" style:font-name-complex="Trebuchet MS"/>
    </style:style>
    <style:style style:name="T21" style:family="text">
      <style:text-properties fo:color="#000000" loext:opacity="100%" style:font-name="Times New Roman1" fo:font-size="11pt" style:font-name-asian="Trebuchet MS" style:font-size-asian="11pt" style:font-name-complex="Trebuchet MS" style:font-size-complex="11pt"/>
    </style:style>
    <style:style style:name="T22" style:family="text">
      <style:text-properties fo:color="#000000" loext:opacity="100%" style:font-name="Times New Roman1" fo:font-size="11pt" officeooo:rsid="001d2f94" style:font-name-asian="Trebuchet MS" style:font-size-asian="11pt" style:font-name-complex="Trebuchet MS" style:font-size-complex="11pt"/>
    </style:style>
    <style:style style:name="T23" style:family="text">
      <style:text-properties fo:color="#000000" loext:opacity="100%" style:font-name="Times New Roman1" fo:font-size="11pt" officeooo:rsid="001ef9b9" style:font-name-asian="Trebuchet MS" style:font-size-asian="11pt" style:font-name-complex="Trebuchet MS" style:font-size-complex="11pt"/>
    </style:style>
    <style:style style:name="T24" style:family="text">
      <style:text-properties fo:color="#000000" loext:opacity="100%" style:font-name="Times New Roman1" fo:font-size="11pt" officeooo:rsid="00209ea1" style:font-name-asian="Trebuchet MS" style:font-size-asian="11pt" style:font-name-complex="Trebuchet MS" style:font-size-complex="11pt"/>
    </style:style>
    <style:style style:name="T25" style:family="text">
      <style:text-properties fo:color="#000000" loext:opacity="100%" style:font-name="Times New Roman1" fo:font-size="11pt" officeooo:rsid="002e98bd" style:font-name-asian="Trebuchet MS" style:font-size-asian="11pt" style:font-name-complex="Trebuchet MS" style:font-size-complex="11pt"/>
    </style:style>
    <style:style style:name="T26" style:family="text">
      <style:text-properties officeooo:rsid="001d2f94"/>
    </style:style>
    <style:style style:name="T27" style:family="text">
      <style:text-properties officeooo:rsid="0021c6b7"/>
    </style:style>
    <style:style style:name="T28" style:family="text">
      <style:text-properties officeooo:rsid="00236c20"/>
    </style:style>
    <style:style style:name="T29" style:family="text">
      <style:text-properties officeooo:rsid="0025067b"/>
    </style:style>
    <style:style style:name="T30" style:family="text">
      <style:text-properties officeooo:rsid="0027fd91"/>
    </style:style>
    <style:style style:name="T31" style:family="text">
      <style:text-properties officeooo:rsid="00283f09"/>
    </style:style>
    <style:style style:name="T32" style:family="text">
      <style:text-properties officeooo:rsid="002ad6a4"/>
    </style:style>
    <style:style style:name="T33" style:family="text">
      <style:text-properties officeooo:rsid="002c89bc"/>
    </style:style>
    <style:style style:name="T34" style:family="text">
      <style:text-properties officeooo:rsid="002e225b"/>
    </style:style>
    <style:style style:name="T35" style:family="text">
      <style:text-properties officeooo:rsid="002ee401"/>
    </style:style>
    <style:style style:name="T36" style:family="text">
      <style:text-properties officeooo:rsid="002fa68f"/>
    </style:style>
    <style:style style:name="T37" style:family="text">
      <style:text-properties officeooo:rsid="0030ff48"/>
    </style:style>
    <style:style style:name="T38" style:family="text">
      <style:text-properties officeooo:rsid="00318d8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centrée sur le langage Java EE ayant duré 6 mois jusqu’en Mars 2015 que j’ai très vite pu utiliser et compléter. Ceci est nécessaire à savoir puisque tout code réalisé et exploité par l’administration française lui appartient. Les 2 premières expériences décrites ici faisant référence à des projets classifiés « Diffusion Restreinte », seule la 3ème partie de ce dossier détaillant une expérience n’ayant abouti à aucun projet direct dispose de code que je peux fournir, je la détaillerai ici particulièrement.</text:p>
      <text:p text:style-name="P9">Partie 1 - « Maintien en Condition Opérationnelle puis Développement d’une Application Web en Java EE 7 »</text:p>
      <text:p text:style-name="P10">Contexte</text:p>
      <text:p text:style-name="P4">Il s’agit de 2 expériences consécutives concernant 2 projets similaires qui se sont déroulées de Avril 2015 à Août 2017 puis de Septembre 2017 à Janvier 2018. Dans l’ordre chronologique des 3 parties présentées dans ce dossier il s’agit de la première partie.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alors vieillissant, datant alors de plus de 5 ans. Refondre ce projet avec les outils modernes apporter, en plus de pouvoir se remettre à niveau sur le langage, l’occasion de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va écrire le code. </text:p>
      <text:p text:style-name="P11">Description de l’activité</text:p>
      <text:p text:style-name="P6">J’ai été intégré dans les 2 équipes comme développeur Java EE.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6">portant alors principalement</text:span> sur les nouveautés apportées par l’itération 8 du langage JAVA comme par exemple la programmation fonctionnell<text:span text:style-name="T26">e</text:span>, l’écriture lambda <text:span text:style-name="T26">ou </text:span><text:span text:style-name="T35">l’utilisation de</text:span> <text:span text:style-name="T26">la clas</text:span>se Optional. Durant ces 2 expériences j’étais en charge de corriger des bugs et implémenter de nouvelles fonctionnalités dans un<text:span text:style-name="T35">e application Web</text:span> dont le squelette applicatif avait déjà été réalisé. <text:span text:style-name="T26">L’équipe de maîtrise d’ouvrage était pour moi dans ces deux projets un acteur incontournable pour ce qui est de la description du besoin et de la levée de doutes lorsque les spécifications étaient incomplètes ou contradictoires.</text:span></text:p>
      <text:p text:style-name="P8">Une journée type dans <text:span text:style-name="T27">ces</text:span> expérience<text:span text:style-name="T27">s</text:span> se déroule ainsi : </text:p>
      <text:list xml:id="list2916527061" text:style-name="L1">
        <text:list-item>
          <text:p text:style-name="P17"><text:span text:style-name="T24">O</text:span><text:span text:style-name="T22">uverture d</text:span><text:span text:style-name="T25">u</text:span><text:span text:style-name="T22"> ticket d’anomalie en cours ou sélection d’un autre ticket d’anomalie parmi la liste à résoudre</text:span></text:p>
        </text:list-item>
        <text:list-item>
          <text:p text:style-name="P18"><text:span text:style-name="T21">Étude fonctionnelle et technique afin d’identifier la cause du problème mais aussi les </text:span><text:span text:style-name="T23">risques de régressions et les éventuels impacts : une même fonction pouvant être appelée par différents chemins, « comment cibler le correctif pour tel chemin précisément » par exemple</text:span></text:p>
        </text:list-item>
        <text:list-item>
          <text:p text:style-name="P16"><text:soft-page-break/>Écriture d’un code correctif et tests</text:p>
        </text:list-item>
        <text:list-item>
          <text:p text:style-name="P16">Livraison documentée</text:p>
        </text:list-item>
      </text:list>
      <text:p text:style-name="P5"><text:span text:style-name="T29">L</text:span>’architecture du projet relatif à <text:span text:style-name="T28">la</text:span> première expérience <text:span text:style-name="T29">est une </text:span>application Web Java EE 7 (JDK 8) avec le framework Primefaces, une solution d’authentification maison sous la forme d’un .jar partageant sa base de données avec l’application elle-même, une gestion des dépendances <text:span text:style-name="T30">par</text:span> Maven, une historisation du code <text:span text:style-name="T30">par</text:span> SVN. <text:span text:style-name="T30">L</text:span>a deuxième expérience <text:span text:style-name="T30">en est très proche mais ajoute </text:span>les tests unitaires et d’intégration et la qualité de code dans le processus de développement. <text:span text:style-name="T31">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nous n’avions pas réutilisé SVN pour gérer l’historisation de notre code source mais Git. Tester le code s’est avérée une étape indispensable dans le processus de rédaction de code métier, ce projet a donné l’occasion de mettre en place une métrique à l’aide de SonarQube et définir un minimum de couverture de code attendu lors de la compilation est ainsi limiter la livraison de code non couvert.</text:p>
      <text:p text:style-name="P7">Ces <text:span text:style-name="T32">deux</text:span> projets m’ont <text:span text:style-name="T32">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33">es compétences</text:span> est l’application <text:span text:style-name="T34">et</text:span> le suivi <text:span text:style-name="T34">de</text:span> règles de qualité et d’uniformisation du code, <text:span text:style-name="T34">rédaction de </text:span>tests <text:span text:style-name="T34">fonctionnels</text:span> dirigeant le code, qualimétrie, gestion des versions, lecture et participation à l’évolution des spécifications fonctionnelles, travail en équipe, mise en production de livrables <text:span text:style-name="T34">et</text:span> suivi des évolutions du langage par <text:span text:style-name="T34">différents</text:span> canaux (newsletters, revues techniques, blogs, applications mobiles, exercices en ligne, conférences physiques (POSS, Open-Source Experience) <text:span text:style-name="T34">et</text:span> en visio-<text:span text:style-name="T34">conférence </text:span>(DEVOXX<text:span text:style-name="T36">)</text:span>).</text:p>
      <text:p text:style-name="P9">« Réalisation de deux grappes de sites Internet par le CMS Joomla avec le plug-in Joomla Multi-sites puis leur intégration par script dans un serveur HTTP Apache sur une plateforme Unix »</text:p>
      <text:p text:style-name="P10">Contexte</text:p>
      <text:p text:style-name="P4"><text:soft-page-break/>Cette expérience a été réalisée de août 2018 à aujourd’hui septembre 2022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chnique, un chef de projet et une autorité cliente.</text:p>
      <text:p text:style-name="P4">Ce projet a pour historique une base réalisée avant mon entrée sur le projet. Cette base est un Joomla avec le plug-in Joomla Multi-sites et un template d’affichage récupéré par l’équipe du moment. Ce Joomla a été installé sur un serveur Apache monté sur un serveur CentOS qui est la plateforme de développement de ce projet. A mon arrivée sur le projet la base était finalisée, j’ai donc pu créer un site parmi les premiers livrés sur la plateforme de développement.</text:p>
      <text:p text:style-name="P3">La création de sites demande de maîtriser l’interface d’administration du CMS Joomla mais les compétences en SQL et administration serveur demandées y sont sauf exception marginales. Réaliser un site Joomla demande énormément de tâches répétitives et la souris est donc pour cette tâche bien plus utilisée que le clavier.</text:p>
      <text:p text:style-name="P3">Cela a changé lorsqu’il a fallu livrer sur la plateforme de pré-production les sites alors réalisés par ticket à l’équipe de livraison puis dépôt d’un script et des archives sur un serveur FTP. Mon équipe n’avait aucun accès à la plateforme de destination ou connaissance de sa configuration, les premiers scripts de livraison étaient donc en échec et il a fallu fournir une documentation exhaustive quels que soient les scénarii mais surtout un script shell capable de fonctionner sous CentOS ou Debian (s’agissant des 2 OS serveurs autorisés par le cadre de cohérence technique fourni par la DSI de mon entreprise pour un hébergement de sites Web) et ce quel que soit son emplacement dans l’arborescence du serveur cible puisque nous n’avions pas non plus connaissance de cette information. Le travail d’intégration est donc devenu une tâche à part entière et les administrateurs en charge de créer les scripts d’intégration des sites sont donc devenus des administrateurs-intégrateurs.</text:p>
      <text:p text:style-name="P3">Lorsque des clients ont commencé à demander une persistance de leurs modifications apportées sur leur site hébergé sur la plateforme de pré-production, les scripts ont pris en complexité puisqu’il n’était alors plus question d’effacer puis réécrire mais bien d’insérer les nouveaux sites à côté des existants, modifier et supprimer les existants le cas échéant et ce toujours sans connaître l’arborescence ou la configuration du serveur impacté. Mes bases en shell Windows m’ont permis de monter en compétence en shell Linux et ainsi réaliser ces scripts demandant de plus en plus de complexité, l’intégration étant donc sur ce projet ce qui demandait le plus de développement puisque la création de sites reste une tâche répétitive.</text:p>
      <text:p text:style-name="P3">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scripts différents pour chaque mise à jour. Le contrat du prix des scripts restait inchangé : 2 scripts gratuits par mois, chaque script supplémentaire étant payant (un montant à 4 chiffres par script). Nous livrions alors en moyenne, chaque mois, un script complet de livraison puis un script correctif corrigeant les inévitables erreurs ce qui nous faisait livrer gratuitement mais cela nous devenait alors impossible puisque le seul script initial, si tant est qu’il se passait bien, demanderait alors 59 fois le prix d’un script !</text:p>
      <text:p text:style-name="P3">Nous n’avions aucune solution à part tout fusionner dans une seule base de données, les fichiers des sites étant d’ores et déjà fusionnés au sein du même dossier sur le serveur Apache.</text:p>
      <text:p text:style-name="P3"><text:soft-page-break/>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Chaque utilisateur mysql ne disposerait donc d’aucun droit au niveau de la base de données complète sauf celui de bloquer une table pour gérer la concurrence des accès. Une fois la solution adoptée, l’appliquer 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e m’en suis chargé.</text:p>
      <text:p text:style-name="P3">La mise en place des moyens de l’audit préliminaire consiste à fournir un réseau fermé entre des postes clients et le serveur hébergeant nos sites. Les machines n’ayant besoin que d’un paramétrage réseau, notamment le fichier hosts.etc, tout est à faire côté serveur hébergeant les sites. Ce serveur est un LAMP sous CentOS 7 hébergé par un hyperviseur ESXi. Sur le papier, 2 semaines de configuration de cette machine virtuelle suffisent et c’est le temps maximal que j’avais pour le faire.</text:p>
      <text:p text:style-name="P3">Si j’insiste sur cette phase c’est que la réussite de ces 15 jours était déterminante pour l’avenir du projet ! Le prochain créneau d’audit était au moins l’année suivante, une non-validation venant de la solution ou d’une incapacité à tester la solution repoussait donc d’au moins un an la mise en production de nos sites. </text:p>
      <text:p text:style-name="P3">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il faut alors suivre une procédure pour monter cette .iso, déclarer le répertoire des dépendances comme dépôt par le gestionnaire de paquets de la machine virtuelle et l’installation de mes paquets et de leurs dépendances est passé sans erreur.</text:p>
      <text:p text:style-name="P3">Une semaine vient alors de passer, je suis encore en train de configurer le serveur hébergeant les sites depuis le seul poste en ayant l’accès lorsque des jeux de malchance ont permis à quelques uns de mes savoirs de briller : ma machine a lâché ainsi que son disque dur. La machine n’a plus voulu atteindre ne serait-ce que le POST et le disque dur n’a jamais répondu même branché sur un lecteur SATA vers USB.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sous AD inutilisée 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P3"><text:soft-page-break/>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a l’interface console pour lancer mes commandes et obtenir une élévation de privilèges puis modifier le mot de passe du compte que nous utilisions en SSH. À ce moment les accès ont été rétablis et j’ai pu poursuivre la configuration.</text:p>
      <text:p text:style-name="P3">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1 sites Internet et 30 sites Intranet qui ont été livrés sur leur plateforme de pré-production respective et seront par la suite migrés sur une plateforme de production.</text:p>
      <text:p text:style-name="P3">Depuis août 2021 j’occupe sur ce projet le rôle de responsable technique.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êtr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P3"><text:soft-page-break/>Caractérisation des compétences mobilisées durant cette activité</text:p>
      <text:p text:style-name="P3">Les compétences demandées sur le projet ont été pour certaines abordées : administration Unix et base de données MySQL, administration d’un CMS Joomla, outils SSH tels que Putty, Vim et Nano, rédaction de scripts shell Unix, autonomie, capacité d’adaptation et d’anticipation, culture informatique, rédaction de documentation, méthodologie agile</text:p>
      <text:p text:style-name="P3">Intitulé de l’expérience</text:p>
      <text:p text:style-name="P3">Partie 3 - « Réalisation en totale autonomie d’un Proof Of Concept ayant pour but de valider le choix <text:span text:style-name="T37">de l’</text:span>architecture logicielle <text:span text:style-name="T37">d’un futur</text:span> projet informatique et d’<text:span text:style-name="T37">en</text:span> garantir la viabilité de son développement par les outils fournis de l’entreprise »</text:p>
      <text:p text:style-name="P3">Contexte de l’activité</text:p>
      <text:p text:style-name="P3">Cela a été un succès après 6 mois de réalisation, de fin janvier 2018 à début août 2018.</text:p>
      <text:p text:style-name="P3">Hormis le nombre de micro-services back-end, il respecte en totalité l’architecture retenue pour le projet client. Il consiste donc en 3 micro-services en Java EE 7 (JDK 8), 1 en charge du front-end et 2 en charge du back-end.</text:p>
      <text:p text:style-name="P3">Les micro-services communiquent en REST (HTTP) par le framework Springboot et sont montés sur un serveur Wildfly, les queues asynchrones sont hébergées sur un serveur ActiveMQ, l’authentification et la sécurisation des tunnels entre micro-services est déléguée à un SSO Keycloak monté sur son propre serveur. </text:p>
      <text:p text:style-name="P3">Le framework d’interface du front-end est Primefaces, les dépendances de tous les micro-services sont gérées par Maven et la base de données est une PostGreSQL. </text:p>
      <text:p text:style-name="P3">Les beans Java sont gérés par injection de dépendances ce qui facilite la compréhension du code et donc le debug mais surtout la performance avec une gestion mémoire bien plus maîtrisée par un cycle de vie des objets optimal.</text:p>
      <text:p text:style-name="P3"><text:soft-page-break/>Toutes les bonnes pratiques de développement du moment en ma connaissance ont été appliquées : documentation complète au format JavaDoc, serialVersionUID généré pour toute classe sérialisable et incrément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P3">Description de l’activité</text:p>
      <text:p text:style-name="P3">Les contraintes du « poste informatique du développeur » sont nombreuses : Windows 10 sans aucun accès Internet ni aucun droit administrateur mais reliés avec les autres postes par un Intranet.</text:p>
      <text:p text:style-name="P3">Un serveur regroupant des outils de développement, ce que l'on appelle une forge logicielle est fournie sur cette Intradef. Elle nous donne accès à Git et SVN qui sont deux dépôts versionnés de sources, Jenkins qui, intermédiaire à Git et SVN, est un outil d’intégration continue vérifiant la qualité et le respect des attentes fonctionnelles lors d’envois de code, Nexus qui est un dépôt de dépendances, Wiki qui centralise la documentation au format « Wikipédia » et Mantis qui est un outil de suivi des anomalies et évolutions.</text:p>
      <text:p text:style-name="P3">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 Cela n’a pas eu lieu sur ce POC mais l’a été sur le projet client.</text:p>
      <text:p text:style-name="P3">Caractérisation des compétences mobilisées durant cette activité</text:p>
      <text:p text:style-name="P3">La problématique des droits limités vient de l’installation des outils. Le code <text:span text:style-name="T38">est écrit</text:span> en local sur l’IDE Eclipse <text:span text:style-name="T38">et est exécuté par un</text:span> serveur Wildfly local mais le<text:span text:style-name="T38">s</text:span> serveur<text:span text:style-name="T38">s</text:span> d’authentification Keycloak <text:span text:style-name="T38">et de bases de données </text:span>PostgreSQL n’ont pu être installés que sur des machines virtuelles dont la configuration après-démarrage a été automatisée par l’outil Vagrant pour faciliter le montage et remontage. Une alternative à la conteneurisation, encore interdite d’usage par la DSI de mon entreprise.</text:p>
      <text:p text:style-name="P3">La réalisation de ce « Proof of Concept » a demandé plusieurs phases :</text:p>
      <text:p text:style-name="P3"><text:soft-page-break/>Description d’une architecture détaillée et interopérable </text:p>
      <text:p text:style-name="P3">Description de la base de données</text:p>
      <text:p text:style-name="P3">Réalisation de la base du projet avec 2 micro-services</text:p>
      <text:p text:style-name="P3">Réalisation de la machine virtuelle de base de données</text:p>
      <text:p text:style-name="P3">Intégration du SSO Keycloak sur sa machine virtuelle</text:p>
      <text:p text:style-name="P12"><text:span text:style-name="T20">Ajout d’un 3</text:span><text:span text:style-name="T19">ème</text:span><text:span text:style-name="T20">micro-service</text:span></text:p>
      <text:p text:style-name="P3">Ajout de traitements asynchrones</text:p>
      <text:p text:style-name="P13"/>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asian="Symbol" style:font-family-asian="Symbol" style:font-name-complex="Symbol" style:font-family-complex="Symbol"/>
    </style:style>
    <style:style style:name="T11" style:family="text">
      <style:text-properties fo:color="#000000" loext:opacity="100%" style:font-name="Symbol" fo:font-family="Symbol" fo:font-size="11pt" style:font-name-asian="Symbol" style:font-family-asian="Symbol" style:font-name-complex="Symbol" style:font-family-complex="Symbol"/>
    </style:style>
    <style:style style:name="T12" style:family="text">
      <style:text-properties fo:color="#000000" loext:opacity="100%" style:font-name="Symbol" fo:font-family="Symbol" fo:font-size="11pt" style:font-name-asian="Symbol" style:font-family-asian="Symbol" style:font-name-complex="Symbol" style:font-family-complex="Symbol"/>
    </style:style>
    <style:style style:name="T13" style:family="text">
      <style:text-properties fo:color="#000000" loext:opacity="100%" style:font-name="Symbol" fo:font-family="Symbol" fo:font-size="11pt" style:font-name-asian="Symbol" style:font-family-asian="Symbol" style:font-name-complex="Symbol" style:font-family-complex="Symbol"/>
    </style:style>
    <style:style style:name="T14" style:family="text">
      <style:text-properties fo:color="#000000" loext:opacity="100%" style:font-name="Symbol" fo:font-family="Symbol" fo:font-size="11pt" style:font-name-asian="Symbol" style:font-family-asian="Symbol" style:font-name-complex="Symbol" style:font-family-complex="Symbol"/>
    </style:style>
    <style:style style:name="T15" style:family="text">
      <style:text-properties fo:color="#000000" loext:opacity="100%" style:font-name="Symbol" fo:font-family="Symbol" fo:font-size="11pt" style:font-name-asian="Symbol" style:font-family-asian="Symbol" style:font-name-complex="Symbol" style:font-family-complex="Symbol"/>
    </style:style>
    <style:style style:name="T16" style:family="text">
      <style:text-properties fo:color="#000000" loext:opacity="100%" style:font-name="Symbol" fo:font-family="Symbol" fo:font-size="11pt" style:font-name-asian="Symbol" style:font-family-asian="Symbol" style:font-name-complex="Symbol" style:font-family-complex="Symbol"/>
    </style:style>
    <style:style style:name="T17" style:family="text">
      <style:text-properties fo:color="#000000" loext:opacity="100%" style:font-name="Symbol" fo:font-family="Symbol" fo:font-size="11pt" style:font-name-asian="Symbol" style:font-family-asian="Symbol" style:font-name-complex="Symbol" style:font-family-complex="Symbol"/>
    </style:style>
    <style:style style:name="T18" style:family="text">
      <style:text-properties fo:color="#000000" loext:opacity="100%" style:font-name="Symbol" fo:font-family="Symbol" fo:font-size="11pt" style:font-name-asian="Symbol" style:font-family-asian="Symbol"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3.251cm" fo:margin-bottom="3.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meta:initial-creator/>
    <meta:creation-date/>
    <meta:editing-cycles>20</meta:editing-cycles>
    <meta:editing-duration>P1DT13H9M33S</meta:editing-duration>
    <dc:date>2023-03-07T23:50:32.527000000</dc:date>
    <meta:document-statistic meta:table-count="0" meta:image-count="0" meta:object-count="0" meta:page-count="8" meta:paragraph-count="55" meta:word-count="3483" meta:character-count="21868" meta:non-whitespace-character-count="18438"/>
  </office:meta>
</office:document-meta>
</file>